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6.9264in" fo:margin-left="0in" table:align="left" style:writing-mode="lr-tb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1.5in"/>
    </style:style>
    <style:style style:name="Table1.C" style:family="table-column">
      <style:table-column-properties style:column-width="2.244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 style:writing-mode="lr-tb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officeooo:rsid="0008bb06" officeooo:paragraph-rsid="000915b3"/>
    </style:style>
    <style:style style:name="P2" style:family="paragraph" style:parent-style-name="Standard" style:master-page-name="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fo:break-before="page" style:writing-mode="lr-tb"/>
      <style:text-properties style:font-name="Times New Roman" officeooo:rsid="0008bb06" officeooo:paragraph-rsid="0010d3b7" fo:hyphenate="true" fo:hyphenation-remain-char-count="2" fo:hyphenation-push-char-count="2" loext:hyphenation-no-caps="false"/>
    </style:style>
    <style:style style:name="P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915b3" style:font-name-asian="Times New Roman2" style:font-size-complex="14pt"/>
    </style:style>
    <style:style style:name="P4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915b3" style:font-name-asian="Times New Roman2" style:font-size-complex="14pt"/>
    </style:style>
    <style:style style:name="P5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915b3" style:font-name-asian="Times New Roman2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915b3" style:font-name-asian="Times New Roman2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915b3" style:font-name-asian="Times New Roman2" style:font-size-complex="14pt"/>
    </style:style>
    <style:style style:name="P8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10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915b3" style:font-name-asian="Times New Roman2" style:font-weight-asian="bold" style:font-size-complex="14pt"/>
    </style:style>
    <style:style style:name="P1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016d818" style:font-weight-asian="bold" style:font-weight-complex="bold"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915b3" fo:background-color="#fdfefe" style:font-size-complex="14pt"/>
    </style:style>
    <style:style style:name="P1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915b3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915b3" style:font-size-complex="14pt"/>
    </style:style>
    <style:style style:name="P1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2efa682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ac4da"/>
    </style:style>
    <style:style style:name="P17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f4218" style:font-size-asian="12pt" style:font-size-complex="12pt"/>
    </style:style>
    <style:style style:name="P1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paragraph-rsid="030be127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1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rsid="0348e502" officeooo:paragraph-rsid="0348e502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20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0d3679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11d8f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1760e3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3" style:family="paragraph" style:parent-style-name="Standard" style:master-page-name="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hyphenation-ladder-count="no-limit" fo:text-indent="0in" style:auto-text-indent="false" style:page-number="auto" style:writing-mode="lr-tb"/>
      <style:text-properties style:font-name="Times New Roman" fo:font-size="12pt" fo:language="uk" fo:country="UA" fo:font-weight="normal" officeooo:paragraph-rsid="033e331c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4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hyphenation-ladder-count="no-limit" fo:text-indent="0in" style:auto-text-indent="false" style:writing-mode="lr-tb"/>
      <style:text-properties style:font-name="Times New Roman" fo:font-size="12pt" fo:language="uk" fo:country="UA" fo:font-weight="normal" officeooo:paragraph-rsid="033ffb17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4c71f9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576792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5877ad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5a35e1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5d5cc9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0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5e2841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5ef376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5fb02e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3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0ce52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112b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26cbc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465d6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6ccb6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8caa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8e85a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ad202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aeb58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c2721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3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dd108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4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70b35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727f21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7464dd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783c8a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7b0897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7cac25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0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7d447e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7eae8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808c4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3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81a222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4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86396c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89922f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8cd7b3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8cf936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8e0bfd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9ca88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0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a4eb12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39f6f26" officeooo:paragraph-rsid="039f6f26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2" style:family="paragraph" style:parent-style-name="Table_20_Contents">
      <style:paragraph-properties fo:text-align="start" style:justify-single-word="false"/>
      <style:text-properties style:font-name="Times New Roman" fo:font-size="12pt" style:font-size-asian="10.5pt" style:font-size-complex="12pt"/>
    </style:style>
    <style:style style:name="P63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2f969cc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64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30ab365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6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fo:break-before="page" style:writing-mode="lr-tb"/>
      <style:text-properties style:font-name="Times New Roman" fo:font-size="14pt" fo:language="uk" fo:country="UA" fo:font-weight="bold" officeooo:paragraph-rsid="034c71f9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6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34c71f9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6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915b3" style:font-name-asian="Times New Roman2" style:font-size-asian="12pt" style:font-weight-asian="bold" style:font-size-complex="12pt"/>
    </style:style>
    <style:style style:name="P6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officeooo:paragraph-rsid="02f969cc" fo:hyphenate="true" fo:hyphenation-remain-char-count="2" fo:hyphenation-push-char-count="2" loext:hyphenation-no-caps="false"/>
    </style:style>
    <style:style style:name="P6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officeooo:paragraph-rsid="030ab365" fo:hyphenate="true" fo:hyphenation-remain-char-count="2" fo:hyphenation-push-char-count="2" loext:hyphenation-no-caps="false"/>
    </style:style>
    <style:style style:name="P70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915b3" style:font-name-asian="Times New Roman2" style:font-size-complex="14pt"/>
    </style:style>
    <style:style style:name="P71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012e7c2" fo:hyphenate="true" fo:hyphenation-remain-char-count="2" fo:hyphenation-push-char-count="2" loext:hyphenation-no-caps="false"/>
    </style:style>
    <style:style style:name="P72" style:family="paragraph" style:parent-style-name="Standard" style:list-style-name="L2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2f2fcf0" fo:hyphenate="true" fo:hyphenation-remain-char-count="2" fo:hyphenation-push-char-count="2" loext:hyphenation-no-caps="false"/>
    </style:style>
    <style:style style:name="P73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2f2fcf0" fo:hyphenate="true" fo:hyphenation-remain-char-count="2" fo:hyphenation-push-char-count="2" loext:hyphenation-no-caps="false"/>
    </style:style>
    <style:style style:name="P74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2f969cc" fo:hyphenate="true" fo:hyphenation-remain-char-count="2" fo:hyphenation-push-char-count="2" loext:hyphenation-no-caps="false"/>
    </style:style>
    <style:style style:name="P75" style:family="paragraph" style:parent-style-name="Standard" style:list-style-name="L4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00%" fo:text-align="start" style:justify-single-word="false" fo:hyphenation-ladder-count="no-limit" fo:text-indent="-0.1252in" style:auto-text-indent="false" fo:background-color="transparent" style:writing-mode="lr-tb"/>
      <style:text-properties style:font-name="Times New Roman" fo:font-size="12pt" fo:language="uk" fo:country="UA" fo:font-weight="normal" officeooo:paragraph-rsid="0325b5f9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6" style:family="paragraph" style:parent-style-name="Standard" style:list-style-name="L4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00%" fo:text-align="start" style:justify-single-word="false" fo:hyphenation-ladder-count="no-limit" fo:text-indent="-0.1252in" style:auto-text-indent="false" fo:background-color="transparent" style:writing-mode="lr-tb"/>
      <style:text-properties style:font-name="Times New Roman" fo:font-size="12pt" fo:language="uk" fo:country="UA" fo:font-weight="normal" officeooo:paragraph-rsid="0326038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7" style:family="paragraph" style:parent-style-name="Standard" style:list-style-name="L4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00%" fo:text-align="start" style:justify-single-word="false" fo:hyphenation-ladder-count="no-limit" fo:text-indent="-0.1252in" style:auto-text-indent="false" fo:background-color="transparent" style:writing-mode="lr-tb"/>
      <style:text-properties style:font-name="Times New Roman" fo:font-size="12pt" fo:language="uk" fo:country="UA" fo:font-weight="normal" officeooo:paragraph-rsid="032e350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8" style:family="paragraph" style:parent-style-name="Standard" style:list-style-name="L4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00%" fo:text-align="start" style:justify-single-word="false" fo:hyphenation-ladder-count="no-limit" fo:text-indent="-0.1252in" style:auto-text-indent="false" fo:background-color="transparent" style:writing-mode="lr-tb"/>
      <style:text-properties style:font-name="Times New Roman" fo:font-size="12pt" fo:language="uk" fo:country="UA" fo:font-weight="normal" officeooo:paragraph-rsid="032e8ee7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9" style:family="paragraph" style:parent-style-name="Standard" style:list-style-name="L5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00%" fo:text-align="start" style:justify-single-word="false" fo:hyphenation-ladder-count="no-limit" fo:text-indent="-0.1252in" style:auto-text-indent="false" fo:background-color="transparent" style:writing-mode="lr-tb"/>
      <style:text-properties style:font-name="Times New Roman" fo:font-size="12pt" fo:language="uk" fo:country="UA" fo:font-weight="normal" officeooo:paragraph-rsid="03282ecf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80" style:family="paragraph" style:parent-style-name="Standard" style:list-style-name="L5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00%" fo:text-align="start" style:justify-single-word="false" fo:hyphenation-ladder-count="no-limit" fo:text-indent="-0.1252in" style:auto-text-indent="false" fo:background-color="transparent" style:writing-mode="lr-tb"/>
      <style:text-properties style:font-name="Times New Roman" fo:font-size="12pt" fo:language="uk" fo:country="UA" fo:font-weight="normal" officeooo:paragraph-rsid="03336a4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81" style:family="paragraph" style:parent-style-name="Standard" style:list-style-name="L6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00%" fo:text-align="start" style:justify-single-word="false" fo:hyphenation-ladder-count="no-limit" fo:text-indent="-0.1252in" style:auto-text-indent="false" fo:background-color="transparent" style:writing-mode="lr-tb"/>
      <style:text-properties style:font-name="Times New Roman" fo:font-size="12pt" fo:language="uk" fo:country="UA" fo:font-weight="normal" officeooo:paragraph-rsid="032afecf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82" style:family="paragraph" style:parent-style-name="Standard" style:list-style-name="L6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00%" fo:text-align="start" style:justify-single-word="false" fo:hyphenation-ladder-count="no-limit" fo:text-indent="-0.1252in" style:auto-text-indent="false" fo:background-color="transparent" style:writing-mode="lr-tb"/>
      <style:text-properties style:font-name="Times New Roman" fo:font-size="12pt" fo:language="uk" fo:country="UA" fo:font-weight="normal" officeooo:paragraph-rsid="031e9729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83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2f969cc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84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b6e58e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85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bd90b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86" style:family="paragraph" style:parent-style-name="Standard" style:list-style-name="L7" style:master-page-name="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hyphenation-ladder-count="no-limit" fo:text-indent="-0.25in" style:auto-text-indent="false" style:page-number="auto" fo:background-color="transparent" style:writing-mode="lr-tb"/>
      <style:text-properties style:font-name="Times New Roman" fo:font-size="12pt" fo:language="uk" fo:country="UA" fo:font-weight="normal" officeooo:rsid="042adc43" officeooo:paragraph-rsid="0433517c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87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4ed6f4" officeooo:paragraph-rsid="0450d0b5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88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4ed6f4" officeooo:paragraph-rsid="0451245e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89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4ed6f4" officeooo:paragraph-rsid="04544f39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90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57cd47" officeooo:paragraph-rsid="0457cd47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91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paragraph-rsid="02f969cc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92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reak-before="page" style:writing-mode="lr-tb"/>
      <style:text-properties style:font-name="Times New Roman" fo:font-size="12pt" fo:language="uk" fo:country="UA" fo:font-weight="bold" officeooo:paragraph-rsid="02f969cc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93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reak-before="page" style:writing-mode="lr-tb"/>
      <style:text-properties style:font-name="Times New Roman" fo:font-size="12pt" fo:language="uk" fo:country="UA" fo:font-weight="bold" officeooo:paragraph-rsid="042f723f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94" style:family="paragraph" style:parent-style-name="Standard" style:list-style-name="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paragraph-rsid="02f969cc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95" style:family="paragraph" style:parent-style-name="Standard" style:list-style-name="L1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paragraph-rsid="043889e3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96" style:family="paragraph" style:parent-style-name="Standard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officeooo:rsid="04153046" officeooo:paragraph-rsid="042105b7" style:font-size-asian="10.5pt" style:font-size-complex="12pt" fo:hyphenate="true" fo:hyphenation-remain-char-count="2" fo:hyphenation-push-char-count="2" loext:hyphenation-no-caps="false"/>
    </style:style>
    <style:style style:name="P97" style:family="paragraph" style:parent-style-name="Standard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officeooo:rsid="041290a3" officeooo:paragraph-rsid="04213e49" style:font-size-asian="10.5pt" style:font-size-complex="12pt" fo:hyphenate="true" fo:hyphenation-remain-char-count="2" fo:hyphenation-push-char-count="2" loext:hyphenation-no-caps="false"/>
    </style:style>
    <style:style style:name="P98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officeooo:paragraph-rsid="02f969cc" fo:hyphenate="true" fo:hyphenation-remain-char-count="2" fo:hyphenation-push-char-count="2" loext:hyphenation-no-caps="false"/>
    </style:style>
    <style:style style:name="P99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reak-before="page" style:writing-mode="lr-tb"/>
      <style:text-properties officeooo:paragraph-rsid="02f969cc" fo:hyphenate="true" fo:hyphenation-remain-char-count="2" fo:hyphenation-push-char-count="2" loext:hyphenation-no-caps="false"/>
    </style:style>
    <style:style style:name="P100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officeooo:paragraph-rsid="046607f3" fo:hyphenate="true" fo:hyphenation-remain-char-count="2" fo:hyphenation-push-char-count="2" loext:hyphenation-no-caps="false"/>
    </style:style>
    <style:style style:name="P101" style:family="paragraph" style:parent-style-name="Standard" style:list-style-name="L1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officeooo:paragraph-rsid="043889e3" fo:hyphenate="true" fo:hyphenation-remain-char-count="2" fo:hyphenation-push-char-count="2" loext:hyphenation-no-caps="false"/>
    </style:style>
    <style:style style:name="P102" style:family="paragraph" style:parent-style-name="Standard" style:list-style-name="L14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officeooo:paragraph-rsid="044028a4" fo:hyphenate="true" fo:hyphenation-remain-char-count="2" fo:hyphenation-push-char-count="2" loext:hyphenation-no-caps="false"/>
    </style:style>
    <style:style style:name="P103" style:family="paragraph" style:parent-style-name="Standard" style:list-style-name="L14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officeooo:paragraph-rsid="044246df" fo:hyphenate="true" fo:hyphenation-remain-char-count="2" fo:hyphenation-push-char-count="2" loext:hyphenation-no-caps="false"/>
    </style:style>
    <style:style style:name="P104" style:family="paragraph" style:parent-style-name="Standard" style:list-style-name="L1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officeooo:paragraph-rsid="044c0237" fo:hyphenate="true" fo:hyphenation-remain-char-count="2" fo:hyphenation-push-char-count="2" loext:hyphenation-no-caps="false"/>
    </style:style>
    <style:style style:name="P105" style:family="paragraph" style:parent-style-name="Standard" style:list-style-name="L16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officeooo:paragraph-rsid="045fc3af" fo:hyphenate="true" fo:hyphenation-remain-char-count="2" fo:hyphenation-push-char-count="2" loext:hyphenation-no-caps="false"/>
    </style:style>
    <style:style style:name="P106" style:family="paragraph" style:parent-style-name="Standard" style:list-style-name="L16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officeooo:paragraph-rsid="0460d524" fo:hyphenate="true" fo:hyphenation-remain-char-count="2" fo:hyphenation-push-char-count="2" loext:hyphenation-no-caps="false"/>
    </style:style>
    <style:style style:name="P107" style:family="paragraph" style:parent-style-name="Standard" style:list-style-name="L1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officeooo:paragraph-rsid="04668f41" fo:hyphenate="true" fo:hyphenation-remain-char-count="2" fo:hyphenation-push-char-count="2" loext:hyphenation-no-caps="false"/>
    </style:style>
    <style:style style:name="P108" style:family="paragraph" style:parent-style-name="Table_20_Contents">
      <style:paragraph-properties fo:text-align="start" style:justify-single-word="false"/>
      <style:text-properties style:font-name="Times New Roman" fo:font-size="12pt" fo:language="uk" fo:country="UA" officeooo:rsid="0413f97e" officeooo:paragraph-rsid="0413f97e" style:font-size-asian="10.5pt" style:font-size-complex="12pt"/>
    </style:style>
    <style:style style:name="P109" style:family="paragraph" style:parent-style-name="Table_20_Contents">
      <style:paragraph-properties fo:text-align="start" style:justify-single-word="false"/>
      <style:text-properties style:font-name="Times New Roman" fo:font-size="12pt" fo:language="uk" fo:country="UA" officeooo:rsid="041290a3" officeooo:paragraph-rsid="041290a3" style:font-size-asian="10.5pt" style:font-size-complex="12pt"/>
    </style:style>
    <style:style style:name="P110" style:family="paragraph" style:parent-style-name="Table_20_Contents">
      <style:paragraph-properties fo:text-align="start" style:justify-single-word="false"/>
      <style:text-properties style:font-name="Times New Roman" fo:font-size="12pt" fo:language="uk" fo:country="UA" officeooo:rsid="04153046" officeooo:paragraph-rsid="04153046" style:font-size-asian="10.5pt" style:font-size-complex="12pt"/>
    </style:style>
    <style:style style:name="P111" style:family="paragraph" style:parent-style-name="Table_20_Contents">
      <style:paragraph-properties fo:text-align="start" style:justify-single-word="false"/>
      <style:text-properties style:font-name="Times New Roman" fo:font-size="12pt" fo:language="uk" fo:country="UA" officeooo:rsid="0410a3bf" officeooo:paragraph-rsid="0410a3bf" style:font-size-asian="10.5pt" style:font-size-complex="12pt"/>
    </style:style>
    <style:style style:name="T1" style:family="text">
      <style:text-properties fo:language="uk" fo:country="UA"/>
    </style:style>
    <style:style style:name="T2" style:family="text">
      <style:text-properties fo:language="uk" fo:country="UA" style:font-size-complex="14pt"/>
    </style:style>
    <style:style style:name="T3" style:family="text">
      <style:text-properties fo:language="uk" fo:country="UA" officeooo:rsid="0024ec99" style:font-size-complex="14pt"/>
    </style:style>
    <style:style style:name="T4" style:family="text">
      <style:text-properties fo:language="uk" fo:country="UA" fo:font-weight="bold" style:font-name-asian="Times New Roman2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bold" style:font-weight-asian="bold" style:font-weight-complex="bold"/>
    </style:style>
    <style:style style:name="T7" style:family="text">
      <style:text-properties fo:language="uk" fo:country="UA" fo:font-weight="normal" fo:background-color="#ffffff" loext:char-shading-value="0" style:font-name-asian="Calibri" style:font-weight-asian="normal" style:font-name-complex="Times New Roman2" style:font-weight-complex="normal"/>
    </style:style>
    <style:style style:name="T8" style:family="text">
      <style:text-properties fo:font-weight="bold" style:font-name-asian="Times New Roman2" style:font-weight-asian="bold" style:font-size-complex="14pt"/>
    </style:style>
    <style:style style:name="T9" style:family="text">
      <style:text-properties fo:font-weight="bold" officeooo:rsid="02eba8df" style:font-name-asian="Times New Roman2" style:font-weight-asian="bold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text-transform="uppercase" fo:language="uk" fo:country="UA" fo:font-weight="bold" style:font-name-asian="Times New Roman2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T15" style:family="text">
      <style:text-properties style:font-name="Times New Roman" fo:font-size="14pt" fo:language="uk" fo:country="UA" fo:font-weight="normal" style:font-size-asian="10.5pt" style:font-weight-asian="normal" style:font-size-complex="12pt" style:font-weight-complex="normal"/>
    </style:style>
    <style:style style:name="T16" style:family="text">
      <style:text-properties style:font-name="Times New Roman" fo:font-size="12pt" fo:language="uk" fo:country="UA" fo:font-weight="normal" style:font-size-asian="10.5pt" style:font-weight-asian="normal" style:font-size-complex="12pt" style:font-weight-complex="normal"/>
    </style:style>
    <style:style style:name="T17" style:family="text">
      <style:text-properties style:font-name="Times New Roman" fo:font-size="12pt" fo:language="uk" fo:country="UA" fo:font-weight="normal" officeooo:rsid="0460d524" style:font-size-asian="10.5pt" style:font-weight-asian="normal" style:font-size-complex="12pt" style:font-weight-complex="normal"/>
    </style:style>
    <style:style style:name="T18" style:family="text">
      <style:text-properties style:font-name="Times New Roman" fo:font-size="12pt" fo:language="uk" fo:country="UA" fo:font-weight="bold" style:font-size-asian="10.5pt" style:font-weight-asian="bold" style:font-size-complex="12pt" style:font-weight-complex="bold"/>
    </style:style>
    <style:style style:name="T19" style:family="text">
      <style:text-properties officeooo:rsid="0339ec91"/>
    </style:style>
    <style:style style:name="T20" style:family="text">
      <style:text-properties officeooo:rsid="034af2fe"/>
    </style:style>
    <style:style style:name="T21" style:family="text">
      <style:text-properties officeooo:rsid="039c04ed"/>
    </style:style>
    <style:style style:name="T22" style:family="text">
      <style:text-properties officeooo:rsid="0008bb06"/>
    </style:style>
    <style:style style:name="T23" style:family="text">
      <style:text-properties officeooo:rsid="03a4eb12"/>
    </style:style>
    <style:style style:name="T24" style:family="text">
      <style:text-properties officeooo:rsid="03a6e573"/>
    </style:style>
    <style:style style:name="T25" style:family="text">
      <style:text-properties officeooo:rsid="03aa62d5"/>
    </style:style>
    <style:style style:name="T26" style:family="text">
      <style:text-properties fo:font-size="14pt" fo:font-weight="normal" style:font-weight-asian="normal" style:font-weight-complex="normal"/>
    </style:style>
    <style:style style:name="T27" style:family="text">
      <style:text-properties officeooo:rsid="03b3c69d"/>
    </style:style>
    <style:style style:name="T28" style:family="text">
      <style:text-properties officeooo:rsid="03b4bfb3"/>
    </style:style>
    <style:style style:name="T29" style:family="text">
      <style:text-properties officeooo:rsid="03b58657"/>
    </style:style>
    <style:style style:name="T30" style:family="text">
      <style:text-properties officeooo:rsid="03bc44e6"/>
    </style:style>
    <style:style style:name="T31" style:family="text">
      <style:text-properties officeooo:rsid="03bd90b0"/>
    </style:style>
    <style:style style:name="T32" style:family="text">
      <style:text-properties officeooo:rsid="03bf7f62"/>
    </style:style>
    <style:style style:name="T33" style:family="text">
      <style:text-properties style:font-name="Times New Roman1" style:font-name-asian="Times New Roman1" style:font-name-complex="Times New Roman1"/>
    </style:style>
    <style:style style:name="T34" style:family="text">
      <style:text-properties officeooo:rsid="0450d0b5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66in" draw:visible-area-height="1.9866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-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-0.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МІНІСТЕРСТВО ОСВІТИ І НАУКИ УКРАЇНИ</text:p>
      <text:p text:style-name="P8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0">УДУНТ ННІ ДІІТ</text:p>
      <text:p text:style-name="P7"/>
      <text:p text:style-name="P3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8">Лабораторна робота №</text:span><text:span text:style-name="T9">3</text:span></text:p>
      <text:p text:style-name="P16"><text:span text:style-name="T8"><text:line-break/></text:span><text:span text:style-name="T4">з дисципліни «Організація комп’ютерних мереж</text:span><text:span text:style-name="T11">»</text:span></text:p>
      <text:p text:style-name="P67"/>
      <text:p text:style-name="P17"><text:span text:style-name="T5">на тему: </text:span><text:span text:style-name="T7">«Базові топології. Компоненти комп'ютерної мережі»</text:span></text:p>
      <text:p text:style-name="P5"/>
      <text:p text:style-name="P5"/>
      <text:p text:style-name="P5"/>
      <text:p text:style-name="P5"/>
      <text:p text:style-name="P5"/>
      <text:p text:style-name="P5"/>
      <text:p text:style-name="P3">Виконав:</text:p>
      <text:p text:style-name="P4">студент гр.ПЗ1911 </text:p>
      <text:p text:style-name="P4">Сафонов Д.Є.</text:p>
      <text:p text:style-name="P4">Прийня<text:span text:style-name="T12">в</text:span>: </text:p>
      <text:p text:style-name="P12">Івченко Ю.М.</text:p>
      <text:p text:style-name="P13"/>
      <text:p text:style-name="P13"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"><text:span text:style-name="T2">Дніпро, 202</text:span><text:span text:style-name="T3">2</text:span></text:p>
      <text:p text:style-name="P2"><text:span text:style-name="T6">Тема.</text:span><text:span text:style-name="T1"> Базові топології. Компоненти комп'ютерної мережі.</text:span></text:p>
      <text:p text:style-name="P15"><text:span text:style-name="T10">Мета. </text:span><text:span text:style-name="T13">Навчитися:</text:span></text:p>
      <text:list xml:id="list2376594531" text:style-name="L1">
        <text:list-item>
          <text:p text:style-name="P71">ідентифікувати три базові топології та їх комбінації,</text:p>
        </text:list-item>
        <text:list-item>
          <text:p text:style-name="P71">описувати переваги та недоліки кожної топології,</text:p>
        </text:list-item>
        <text:list-item>
          <text:p text:style-name="P71">робити вибір топології, що відповідає реалізації конкретної задачі,</text:p>
        </text:list-item>
        <text:list-item>
          <text:p text:style-name="P71">визначати оптимальні для конкретного мережного середовища тип кабелю та апаратури підключення.</text:p>
        </text:list-item>
      </text:list>
      <text:p text:style-name="P11">Порядок виконання роботи.</text:p>
      <text:list xml:id="list1975687315" text:style-name="L2">
        <text:list-item>
          <text:p text:style-name="P72">Ознайомитись з описом та ілюстрацією роботи базових топологій, областями використання кожної топології, аспектами, на які необхідно звернути увагу при плануванні мережі (Lab_top).</text:p>
        </text:list-item>
        <text:list-item>
          <text:p text:style-name="P72">Ознайомитись з описом та ілюстрацією підключення мережних компонентів (Lab_comp). Необхідно засвоїти:</text:p>
        </text:list-item>
      </text:list>
      <text:list xml:id="list532744958" text:style-name="L3">
        <text:list-item>
          <text:list>
            <text:list-item>
              <text:p text:style-name="P73">основні концепції побудови кабельної системи в локальній обчислювальній мережі;</text:p>
            </text:list-item>
            <text:list-item>
              <text:p text:style-name="P73">основні типи кабелів, їх конструкції, характеристики і способи функціонування;</text:p>
            </text:list-item>
            <text:list-item>
              <text:p text:style-name="P74">засвоїти терміни:</text:p>
              <text:list>
                <text:list-item>
                  <text:p text:style-name="P74">“екранування”,</text:p>
                </text:list-item>
                <text:list-item>
                  <text:p text:style-name="P74">“перехресні перешкоди”,</text:p>
                </text:list-item>
                <text:list-item>
                  <text:p text:style-name="P74">“загасання”,</text:p>
                </text:list-item>
                <text:list-item>
                  <text:p text:style-name="P74">“пленум”,</text:p>
                </text:list-item>
                <text:list-item>
                  <text:p text:style-name="P74">”термінатор”;</text:p>
                </text:list-item>
              </text:list>
            </text:list-item>
          </text:list>
        </text:list-item>
      </text:list>
      <text:p text:style-name="P69"><text:span text:style-name="T14">Короткий</text:span><text:bookmark text:name="page3R_mcid74"/><text:bookmark text:name="page3R_mcid75"/><text:span text:style-name="T14"> опис базових топологій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 table:style-name="TableLine93998289197696">
          <table:table-cell table:style-name="Table1.A1" office:value-type="string">
            <text:p text:style-name="P18">Топологія</text:p>
          </table:table-cell>
          <table:table-cell table:style-name="Table1.A1" office:value-type="string">
            <text:p text:style-name="P19">Визначення</text:p>
          </table:table-cell>
          <table:table-cell table:style-name="Table1.A1" office:value-type="string">
            <text:p text:style-name="P18">Переваги</text:p>
          </table:table-cell>
          <table:table-cell table:style-name="Table1.D1" office:value-type="string">
            <text:p text:style-name="P18">Недоліки</text:p>
          </table:table-cell>
        </table:table-row>
        <table:table-row table:style-name="TableLine93998192887104">
          <table:table-cell table:style-name="Table1.A2" office:value-type="string">
            <text:p text:style-name="P20">Шина<text:span text:style-name="T20">(bus)</text:span></text:p>
          </table:table-cell>
          <table:table-cell table:style-name="Table1.A2" office:value-type="string">
            <text:p text:style-name="P23"><text:span text:style-name="T19">К</text:span>омп'ютери підключені уздовж одного кабелю.</text:p>
          </table:table-cell>
          <table:table-cell table:style-name="Table1.A2" office:value-type="string">
            <text:list xml:id="list1201058183" text:style-name="L4">
              <text:list-item>
                <text:p text:style-name="P75">Економна витрата кабелю.</text:p>
              </text:list-item>
              <text:list-item>
                <text:p text:style-name="P75">Порівняно недорога і нескладна у використанні мережа, середовище передачі.</text:p>
              </text:list-item>
              <text:list-item>
                <text:p text:style-name="P76">Простота, надійність.</text:p>
              </text:list-item>
              <text:list-item>
                <text:p text:style-name="P76">Легко розширюється</text:p>
              </text:list-item>
            </text:list>
          </table:table-cell>
          <table:table-cell table:style-name="Table1.D2" office:value-type="string">
            <text:list xml:id="list225810271549608" text:continue-numbering="true" text:style-name="L4">
              <text:list-item>
                <text:p text:style-name="P77">При значних об'ємах трафіку зменшується пропускна спроможність.</text:p>
              </text:list-item>
              <text:list-item>
                <text:p text:style-name="P78">Важко локалізувати проблеми.</text:p>
              </text:list-item>
              <text:list-item>
                <text:p text:style-name="P78">Вихід з ладу кабелю зупиняє роботу багатьох користувачів</text:p>
              </text:list-item>
            </text:list>
          </table:table-cell>
        </table:table-row>
        <table:table-row table:style-name="TableLine93998208817152">
          <table:table-cell table:style-name="Table1.A2" office:value-type="string">
            <text:p text:style-name="P21">Кільце<text:span text:style-name="T20">(ring)</text:span></text:p>
          </table:table-cell>
          <table:table-cell table:style-name="Table1.A2" office:value-type="string">
            <text:p text:style-name="P24">Кабель, до якого підключені комп'ютери, замкнутий у кільце.</text:p>
          </table:table-cell>
          <table:table-cell table:style-name="Table1.A2" office:value-type="string">
            <text:list xml:id="list3125970146" text:style-name="L5">
              <text:list-item>
                <text:p text:style-name="P79">Всі комп'ютери мають рівний доступ.</text:p>
              </text:list-item>
              <text:list-item>
                <text:p text:style-name="P79">Кількість користувачів не має значного впливу на продуктивність.</text:p>
              </text:list-item>
            </text:list>
          </table:table-cell>
          <table:table-cell table:style-name="Table1.D2" office:value-type="string">
            <text:list xml:id="list225811058353234" text:continue-numbering="true" text:style-name="L5">
              <text:list-item>
                <text:p text:style-name="P80">Вихід з ладу одного комп'ютера може вивести з ладу всю мережу.</text:p>
              </text:list-item>
              <text:list-item>
                <text:p text:style-name="P80">Важко локалізувати проблеми.</text:p>
              </text:list-item>
              <text:list-item>
                <text:p text:style-name="P80">Зміна конфігурації мережі вимагає зупинки роботи всієї мережі</text:p>
              </text:list-item>
            </text:list>
          </table:table-cell>
        </table:table-row>
        <table:table-row table:style-name="TableLine93998277878560">
          <table:table-cell table:style-name="Table1.A2" office:value-type="string">
            <text:p text:style-name="P22">Зірка<text:span text:style-name="T20">(Star)</text:span></text:p>
          </table:table-cell>
          <table:table-cell table:style-name="Table1.A2" office:value-type="string">
            <text:p text:style-name="P24">Комп'ютери підключені до сегментів кабелю, що виходять з однієї точки або концентратора.</text:p>
          </table:table-cell>
          <table:table-cell table:style-name="Table1.A2" office:value-type="string">
            <text:list xml:id="list659317736" text:style-name="L6">
              <text:list-item>
                <text:p text:style-name="P81">Легко модифікувати мережу, додаючи нові комп'ютери.</text:p>
              </text:list-item>
              <text:list-item>
                <text:p text:style-name="P81">Централізований контроль і управління.</text:p>
              </text:list-item>
              <text:list-item>
                <text:p text:style-name="P81">Вихід з ладу одного комп'ютера не впливає на працездатність мережі.</text:p>
              </text:list-item>
            </text:list>
          </table:table-cell>
          <table:table-cell table:style-name="Table1.D2" office:value-type="string">
            <text:list xml:id="list225810331094124" text:continue-numbering="true" text:style-name="L6">
              <text:list-item>
                <text:p text:style-name="P82">Вихід з ладу центрального вузла виводить з ладу всю мережу</text:p>
              </text:list-item>
            </text:list>
          </table:table-cell>
        </table:table-row>
      </table:table>
      <text:p text:style-name="P64"/>
      <text:p text:style-name="P65">Короткий опис основних типів кабелів та їх характеристик</text:p>
      <table:table table:name="Table2" table:style-name="Table2">
        <table:table-column table:style-name="Table2.A" table:number-columns-repeated="5"/>
        <table:table-row table:style-name="TableLine93998199400096">
          <table:table-cell table:style-name="Table2.A1" office:value-type="string">
            <text:p text:style-name="P26">Характеристика</text:p>
          </table:table-cell>
          <table:table-cell table:style-name="Table2.A1" office:value-type="string">
            <text:p text:style-name="P27">Тонкий коаксіальний кабель</text:p>
          </table:table-cell>
          <table:table-cell table:style-name="Table2.A1" office:value-type="string">
            <text:p text:style-name="P28">Товстий коаксіальний кабель</text:p>
          </table:table-cell>
          <table:table-cell table:style-name="Table2.A1" office:value-type="string">
            <text:p text:style-name="P29">Вита пара</text:p>
          </table:table-cell>
          <table:table-cell table:style-name="Table2.E1" office:value-type="string">
            <text:p text:style-name="P30">Оптоволоконний кабель</text:p>
          </table:table-cell>
        </table:table-row>
        <table:table-row table:style-name="TableLine93998274219824"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31">10Base2</text:p>
          </table:table-cell>
          <table:table-cell table:style-name="Table2.A2" office:value-type="string">
            <text:p text:style-name="P31">10Base5</text:p>
          </table:table-cell>
          <table:table-cell table:style-name="Table2.A2" office:value-type="string">
            <text:p text:style-name="P31">10BaseT</text:p>
          </table:table-cell>
          <table:table-cell table:style-name="Table2.E2" office:value-type="string">
            <text:p text:style-name="P62"/>
          </table:table-cell>
        </table:table-row>
        <table:table-row table:style-name="TableLine93998279061504">
          <table:table-cell table:style-name="Table2.A2" office:value-type="string">
            <text:p text:style-name="P32">Вартість</text:p>
          </table:table-cell>
          <table:table-cell table:style-name="Table2.A2" office:value-type="string">
            <text:p text:style-name="P33">Дорожче витої пари</text:p>
          </table:table-cell>
          <table:table-cell table:style-name="Table2.A2" office:value-type="string">
            <text:p text:style-name="P34">Дорожче за тонкий коаксіальний кабель</text:p>
          </table:table-cell>
          <table:table-cell table:style-name="Table2.A2" office:value-type="string">
            <text:p text:style-name="P35">Найдешевший</text:p>
          </table:table-cell>
          <table:table-cell table:style-name="Table2.E2" office:value-type="string">
            <text:p text:style-name="P36">Найдорожчий</text:p>
          </table:table-cell>
        </table:table-row>
        <table:table-row table:style-name="TableLine93998277044224">
          <table:table-cell table:style-name="Table2.A2" office:value-type="string">
            <text:p text:style-name="P37">Ефективна довжина кабелю*</text:p>
          </table:table-cell>
          <table:table-cell table:style-name="Table2.A2" office:value-type="string">
            <text:p text:style-name="P38">185 м</text:p>
          </table:table-cell>
          <table:table-cell table:style-name="Table2.A2" office:value-type="string">
            <text:p text:style-name="P39">500 м</text:p>
          </table:table-cell>
          <table:table-cell table:style-name="Table2.A2" office:value-type="string">
            <text:p text:style-name="P40">100 м</text:p>
          </table:table-cell>
          <table:table-cell table:style-name="Table2.E2" office:value-type="string">
            <text:p text:style-name="P41">2 км</text:p>
          </table:table-cell>
        </table:table-row>
        <table:table-row table:style-name="TableLine93998237080448">
          <table:table-cell table:style-name="Table2.A2" office:value-type="string">
            <text:p text:style-name="P42">Швидкість передачі**</text:p>
          </table:table-cell>
          <table:table-cell table:style-name="Table2.A2" office:value-type="string">
            <text:p text:style-name="P45">10 Мбіт/с</text:p>
          </table:table-cell>
          <table:table-cell table:style-name="Table2.A2" office:value-type="string">
            <text:p text:style-name="P45">10 Мбіт/с</text:p>
          </table:table-cell>
          <table:table-cell table:style-name="Table2.A2" office:value-type="string">
            <text:p text:style-name="P44">4-100 Мбіт/с</text:p>
          </table:table-cell>
          <table:table-cell table:style-name="Table2.E2" office:value-type="string">
            <text:p text:style-name="P43">100 Мбіт/с і вище</text:p>
          </table:table-cell>
        </table:table-row>
        <table:table-row table:style-name="TableLine93998277391360">
          <table:table-cell table:style-name="Table2.A2" office:value-type="string">
            <text:p text:style-name="P46">Гнучкість</text:p>
          </table:table-cell>
          <table:table-cell table:style-name="Table2.A2" office:value-type="string">
            <text:p text:style-name="P47">Досить гнучкий</text:p>
          </table:table-cell>
          <table:table-cell table:style-name="Table2.A2" office:value-type="string">
            <text:p text:style-name="P47">Менш гнучкий</text:p>
          </table:table-cell>
          <table:table-cell table:style-name="Table2.A2" office:value-type="string">
            <text:p text:style-name="P47">Найгнучкіший</text:p>
          </table:table-cell>
          <table:table-cell table:style-name="Table2.E2" office:value-type="string">
            <text:p text:style-name="P47">Не гнучкий</text:p>
          </table:table-cell>
        </table:table-row>
        <table:table-row table:style-name="TableLine93998384000400">
          <table:table-cell table:style-name="Table2.A2" office:value-type="string">
            <text:p text:style-name="P48">Простота установки</text:p>
          </table:table-cell>
          <table:table-cell table:style-name="Table2.A2" office:value-type="string">
            <text:p text:style-name="P48">Простий в установці</text:p>
          </table:table-cell>
          <table:table-cell table:style-name="Table2.A2" office:value-type="string">
            <text:p text:style-name="P48">Простий в установці</text:p>
          </table:table-cell>
          <table:table-cell table:style-name="Table2.A2" office:value-type="string">
            <text:p text:style-name="P49">Дуже простий в установці; може бути встановлений при будівництві</text:p>
          </table:table-cell>
          <table:table-cell table:style-name="Table2.E2" office:value-type="string">
            <text:p text:style-name="P49">Важкий в установці</text:p>
          </table:table-cell>
        </table:table-row>
        <table:table-row table:style-name="TableLine93998199404432">
          <table:table-cell table:style-name="Table2.A2" office:value-type="string">
            <text:p text:style-name="P50">Схильність до завад</text:p>
          </table:table-cell>
          <table:table-cell table:style-name="Table2.A2" office:value-type="string">
            <text:p text:style-name="P50">Хороший захист від перешкод</text:p>
          </table:table-cell>
          <table:table-cell table:style-name="Table2.A2" office:value-type="string">
            <text:p text:style-name="P50">Хороший захист від перешкод</text:p>
          </table:table-cell>
          <table:table-cell table:style-name="Table2.A2" office:value-type="string">
            <text:p text:style-name="P51">Схильний до перешкод</text:p>
          </table:table-cell>
          <table:table-cell table:style-name="Table2.E2" office:value-type="string">
            <text:p text:style-name="P51">Не схильний до перешкод</text:p>
          </table:table-cell>
        </table:table-row>
        <table:table-row table:style-name="TableLine93998263965152">
          <table:table-cell table:style-name="Table2.A2" office:value-type="string">
            <text:p text:style-name="P52">Особливі властивості</text:p>
          </table:table-cell>
          <table:table-cell table:style-name="Table2.A2" office:value-type="string">
            <text:p text:style-name="P52">Електронні компоненти дешевше, ніж у витої пари</text:p>
          </table:table-cell>
          <table:table-cell table:style-name="Table2.A2" office:value-type="string">
            <text:p text:style-name="P52">Електронні компоненти дешевше, ніж у витої пари</text:p>
          </table:table-cell>
          <table:table-cell table:style-name="Table2.A2" office:value-type="string">
            <text:p text:style-name="P53">Той же телефонний дріт, прокладений під час будівництва</text:p>
          </table:table-cell>
          <table:table-cell table:style-name="Table2.E2" office:value-type="string">
            <text:p text:style-name="P54">Підтримує часто мову, відео і дані</text:p>
          </table:table-cell>
        </table:table-row>
        <table:table-row table:style-name="TableLine93998202476304">
          <table:table-cell table:style-name="Table2.A2" office:value-type="string">
            <text:p text:style-name="P55">Рекомендоване застосування</text:p>
          </table:table-cell>
          <table:table-cell table:style-name="Table2.A2" office:value-type="string">
            <text:p text:style-name="P55">Середні або великі мережі з високими вимогами до захисту даних</text:p>
          </table:table-cell>
          <table:table-cell table:style-name="Table2.A2" office:value-type="string">
            <text:p text:style-name="P55">Середні або великі мережі з високими вимогами до захисту даних</text:p>
          </table:table-cell>
          <table:table-cell table:style-name="Table2.A2" office:value-type="string">
            <text:p text:style-name="P56">UTP – найдешевший варіант;</text:p>
            <text:p text:style-name="P56">STP – Token Ring будь-якого розміру</text:p>
          </table:table-cell>
          <table:table-cell table:style-name="Table2.E2" office:value-type="string">
            <text:p text:style-name="P57">Мережі будь-якого розміру з високими вимогами до швидкості передачі, рівня захисту і цілісності даних</text:p>
          </table:table-cell>
        </table:table-row>
        <table:table-row table:style-name="TableLine93998273873152">
          <table:table-cell table:style-name="Table2.A2" office:value-type="string">
            <text:p text:style-name="P58">З'єднувачі</text:p>
          </table:table-cell>
          <table:table-cell table:style-name="Table2.A2" office:value-type="string">
            <text:p text:style-name="P58">BNC</text:p>
          </table:table-cell>
          <table:table-cell table:style-name="Table2.A2" office:value-type="string">
            <text:p text:style-name="P58">AUI</text:p>
          </table:table-cell>
          <table:table-cell table:style-name="Table2.A2" office:value-type="string">
            <text:p text:style-name="P58">RJ45</text:p>
          </table:table-cell>
          <table:table-cell table:style-name="Table2.E2" office:value-type="string">
            <text:p text:style-name="P47"/>
          </table:table-cell>
        </table:table-row>
      </table:table>
      <text:p text:style-name="P25">* Ефективна довжина кабелю може змінюватися залежно від кожної конкретної</text:p>
      <text:p text:style-name="P25">мережі. З поліпшенням технології вона збільшується.</text:p>
      <text:p text:style-name="P25">** Діапазон швидкостей передачі для деяких типів кабелів розширюється. Технічні</text:p>
      <text:p text:style-name="P25">досягнення у виробництві мідних дротів привели до такої швидкості передачі сигналів,</text:p>
      <text:p text:style-name="P25">яку раніше не можна було і припустити.</text:p>
      <text:p text:style-name="P66"/>
      <text:p text:style-name="P65"><text:bookmark text:name="page3R_mcid80"/><text:bookmark text:name="page3R_mcid79"/>Висновки</text:p>
      <text:p text:style-name="P59">В ході лабораторної роботи ми ознайомилися з описом та ілюстрацією роботи базових топологій, областями використання кожної топології, аспектами, на які необхідно звернути увагу при плануванні мережі. <text:span text:style-name="T21">Також ознайомилися</text:span><text:span text:style-name="T22"> з описом та ілюстрацією підключення мережних компонентів.</text:span></text:p>
      <text:p text:style-name="P61">Були вивчені <text:span text:style-name="T22">основні концепції побудови кабельної системи в локальній обчислювальній мережі, основні типи кабелів, їх конструкції, характеристики і способи функціонування, </text:span><text:span text:style-name="T23">основні терміни</text:span><text:span text:style-name="T22">.</text:span></text:p>
      <text:p text:style-name="P60"><text:span text:style-name="T23">Окрім цього було з’ясовано що існує безліч комбінацій базових топологій, які й використовуються у більшості випадків. </text:span><text:span text:style-name="T24">Були розглянуті недоліки та переваги базових топологій, видів кабелів.</text:span></text:p>
      <text:p text:style-name="P63">Контрольні питання</text:p>
      <text:list xml:id="list1801199733" text:style-name="L7">
        <text:list-item>
          <text:p text:style-name="P91">Призначення комп’ютерної мережі.</text:p>
          <text:p text:style-name="P83">Основне призначення комп'ютерних мереж - сумісне використання ресурсів і здійснення інтерактивного зв'язку як усередині однієї фірми, так і за її межами.</text:p>
        </text:list-item>
        <text:list-item>
          <text:p text:style-name="P91">Локальні і глобальні обчислювальні мережі (ЛОМ і ГОМ).</text:p>
          <text:p text:style-name="P84">ЛОМ<text:span text:style-name="T27">(LAN) — Локальна обчислювальна мережа </text:span><text:span text:style-name="T28">(Local A</text:span><text:span text:style-name="T29">rea</text:span><text:span text:style-name="T28"> Network) </text:span><text:span text:style-name="T27">складається з декількох комп'ютерів і </text:span>периферійних пристроїв, сполучених кабелем в межах певної території, наприклад, в одному з відділів компанії або усередині невеликої будівлі. Мережа дозволяє спільно використовувати ресурси, наприклад, файли і принтери, а також працювати з інтерактивними застосуваннями, наприклад, планувальниками і електронною поштою.</text:p>
          <text:p text:style-name="P85">ГОМ<text:span text:style-name="T30">(WAN) — Глобальна <text:s/></text:span><text:span text:style-name="T27">обчислювальна мережа</text:span><text:span text:style-name="T31">(Wide Area Network), </text:span><text:span text:style-name="T32">те саме що ЛОМ, але поєднуються користувачі з різних міст і держав, також кількість користувачів суттєво збільшується — від десятків до декількох тисяч.</text:span></text:p>
        </text:list-item>
      </text:list>
      <text:p text:style-name="P94"/>
      <text:list xml:id="list225811474416116" text:continue-numbering="true" text:style-name="L7">
        <text:list-item>
          <text:p text:style-name="P92">Два основних типи мереж: однорангові мережі <text:span text:style-name="T25">та </text:span>мережі на основі сервера.</text:p>
        </text:list-item>
      </text:list>
      <table:table table:name="Table4" table:style-name="Table4">
        <table:table-column table:style-name="Table4.A" table:number-columns-repeated="3"/>
        <table:table-row table:style-name="TableLine93998224729376">
          <table:table-cell table:style-name="Table4.A1" office:value-type="string">
            <text:p text:style-name="P111">Параметри</text:p>
          </table:table-cell>
          <table:table-cell table:style-name="Table4.A1" office:value-type="string">
            <text:p text:style-name="P111">Однорангові мережі</text:p>
          </table:table-cell>
          <table:table-cell table:style-name="Table4.C1" office:value-type="string">
            <text:p text:style-name="P111">Мережі на основі сервера</text:p>
          </table:table-cell>
        </table:table-row>
        <table:table-row table:style-name="TableLine93998224729376">
          <table:table-cell table:style-name="Table4.A2" office:value-type="string">
            <text:p text:style-name="P111">Розмір</text:p>
          </table:table-cell>
          <table:table-cell table:style-name="Table4.A2" office:value-type="string">
            <text:p text:style-name="P111"><text:span text:style-name="T33">≤10</text:span></text:p>
          </table:table-cell>
          <table:table-cell table:style-name="Table4.C2" office:value-type="string">
            <text:p text:style-name="P109">Обмежені апаратним забезпеченням сервера і мережі</text:p>
          </table:table-cell>
        </table:table-row>
        <table:table-row table:style-name="TableLine93998224729376">
          <table:table-cell table:style-name="Table4.A2" office:value-type="string">
            <text:p text:style-name="P109">Захист</text:p>
          </table:table-cell>
          <table:table-cell table:style-name="Table4.A2" office:value-type="string">
            <text:p text:style-name="P109">Питання захисту розв'язується кожним користувачем самостійно</text:p>
          </table:table-cell>
          <table:table-cell table:style-name="Table4.C2" office:value-type="string">
            <text:p text:style-name="P109">Централізований захист, яким займається адміністратор.</text:p>
          </table:table-cell>
        </table:table-row>
        <table:table-row table:style-name="TableLine93998224729376">
          <table:table-cell table:style-name="Table4.A2" office:value-type="string">
            <text:p text:style-name="P109">Адміністрування</text:p>
          </table:table-cell>
          <table:table-cell table:style-name="Table4.A2" office:value-type="string">
            <text:p text:style-name="P109">Кожен користувач адмініструє свій комп'ютер.</text:p>
          </table:table-cell>
          <table:table-cell table:style-name="Table4.C2" office:value-type="string">
            <text:p text:style-name="P109">Централізоване</text:p>
          </table:table-cell>
        </table:table-row>
        <table:table-row table:style-name="TableLine93998224729376">
          <table:table-cell table:style-name="Table4.A2" office:value-type="string">
            <text:p text:style-name="P110">Операційні системи</text:p>
          </table:table-cell>
          <table:table-cell table:style-name="Table4.A2" office:value-type="string">
            <text:p text:style-name="P108">Майже у всіх сучасних вбудована підтримка однорангових мереж. Тому, щоб встановити однорангову мережу, додаткового програмного забезпечення не вимагається</text:p>
          </table:table-cell>
          <table:table-cell table:style-name="Table4.C2" office:value-type="string">
            <text:p text:style-name="P109">Мережевий сервер і операційна система працюють як єдине ціле. Деякі системи, наприклад Microsoft Windows NT Server, були створені спеціально для того, щоб використовувати переваги найбільш передових серверних технологій.</text:p>
          </table:table-cell>
        </table:table-row>
        <table:table-row table:style-name="TableLine93998224729376">
          <table:table-cell table:style-name="Table4.A2" office:value-type="string">
            <text:p text:style-name="P96"><text:span text:style-name="T13">Апаратне забезпечення</text:span></text:p>
          </table:table-cell>
          <table:table-cell table:style-name="Table4.A2" office:value-type="string">
            <text:p text:style-name="P108">Оскільки кожен комп'ютер є одночасно і клієнтом, і сервером, немає необхідності в потужному центральному сервері або в інших компонентах, обов'язкових для складніших мереж. Однорангові мережі звичайно вимагають потужніших комп'ютерів.</text:p>
          </table:table-cell>
          <table:table-cell table:style-name="Table4.C2" office:value-type="string">
            <text:p text:style-name="P97"><text:span text:style-name="T13">Оскільки комп'ютер користувача не виконує функції сервера, вимоги до його характеристик залежать від потреб самого користувача</text:span></text:p>
          </table:table-cell>
        </table:table-row>
      </table:table>
      <text:list xml:id="list225810670836429" text:continue-numbering="true" text:style-name="L7">
        <text:list-header>
          <text:p text:style-name="P86"/>
        </text:list-header>
        <text:list-item>
          <text:p text:style-name="P93">Загальні компоненти, функції і характеристики всіх мереж: сервери (server), клієнти(client), середовище (media), ресурси (resources).</text:p>
        </text:list-item>
      </text:list>
      <text:list xml:id="list4016533823" text:style-name="L13">
        <text:list-item>
          <text:list>
            <text:list-item>
              <text:p text:style-name="P95"><text:span text:style-name="T26">сервери — комп'ютери, що надають свої ресурси мережевим користувачам;</text:span></text:p>
            </text:list-item>
            <text:list-item>
              <text:p text:style-name="P101"><text:span text:style-name="T15">клієнти — комп'ютери, що здійснюють доступ до мережевих ресурсів, що надаються сервером;</text:span></text:p>
            </text:list-item>
            <text:list-item>
              <text:p text:style-name="P95"><text:span text:style-name="T26">середовище — спосіб з'єднання комп'ютерів;</text:span></text:p>
            </text:list-item>
            <text:list-item>
              <text:p text:style-name="P95"><text:span text:style-name="T26">ресурси — файли, принтери і інші елементи, використані в мережі.</text:span></text:p>
            </text:list-item>
          </text:list>
        </text:list-item>
      </text:list>
      <text:list xml:id="list225811678484061" text:continue-list="list225810670836429" text:style-name="L7">
        <text:list-item>
          <text:p text:style-name="P91">Спеціалізовані сервери.</text:p>
        </text:list-item>
      </text:list>
      <text:list xml:id="list2828189514" text:style-name="L14">
        <text:list-item>
          <text:list>
            <text:list-item>
              <text:p text:style-name="P102"><text:span text:style-name="T16">Файл-сервери і принт-сервери управляють доступом користувачів відповідно до файлів і принтерів.</text:span></text:p>
            </text:list-item>
            <text:list-item>
              <text:p text:style-name="P103"><text:span text:style-name="T16">На серверах додатків виконуються прикладні частини клієнт-серверних додатків, а також знаходяться дані, доступні клієнтам.<text:line-break/>Клієнт додатків на віддаленому комп'ютері дістає доступ до даних, що зберігаються на сервері додатків. Проте, замість всієї бази даних на Ваш комп'ютер з сервера завантажуються тільки результати запиту.</text:span></text:p>
            </text:list-item>
            <text:list-item>
              <text:p text:style-name="P103"><text:span text:style-name="T16">Поштові сервери - управляють передачею електронних повідомлень між користувачами мережі.</text:span></text:p>
            </text:list-item>
            <text:list-item>
              <text:p text:style-name="P103"><text:span text:style-name="T16">Сервери Факсу - управляють потоком вхідних і вихідних факсимільних повідомлень через один або декілька факс-модемів.</text:span></text:p>
            </text:list-item>
            <text:list-item>
              <text:p text:style-name="P103"><text:span text:style-name="T16">Комунікаційні сервери - управляють потоком даних і поштових повідомлень між цією і іншими мережами, мейнфреймами або віддаленими користувачами через модем і телефонну лінію.</text:span></text:p>
            </text:list-item>
          </text:list>
        </text:list-item>
      </text:list>
      <text:list xml:id="list225811342404870" text:continue-list="list225811678484061" text:style-name="L7">
        <text:list-item>
          <text:p text:style-name="P91">Топології мереж і їх вплив на характеристики мережі.</text:p>
          <text:p text:style-name="P83">Термін «топологія», або «топологія мережі», характеризує фізичне розташування комп'ютерів, кабелів і інших компонентів мережі.</text:p>
          <text:p text:style-name="P91"><text:span text:style-name="T13">Вибір тієї або іншої топології впливає на:</text:span></text:p>
        </text:list-item>
      </text:list>
      <text:list xml:id="list3219097843" text:style-name="L15">
        <text:list-item>
          <text:list>
            <text:list-item>
              <text:p text:style-name="P104"><text:span text:style-name="T16">склад необхідного мережевого устаткування;</text:span></text:p>
            </text:list-item>
            <text:list-item>
              <text:p text:style-name="P104"><text:span text:style-name="T16">характеристики мережевого устаткування;</text:span></text:p>
            </text:list-item>
            <text:list-item>
              <text:p text:style-name="P104"><text:span text:style-name="T16">можливості розширення мережі;</text:span></text:p>
            </text:list-item>
            <text:list-item>
              <text:p text:style-name="P104"><text:span text:style-name="T16">спосіб управління мережею.</text:span></text:p>
            </text:list-item>
          </text:list>
        </text:list-item>
      </text:list>
      <text:list xml:id="list225810711145030" text:continue-list="list225811342404870" text:style-name="L7">
        <text:list-item>
          <text:p text:style-name="P91">Базові топології: шина, зірка, кільце. Компоненти необхідні для створення мереж</text:p>
          <text:p text:style-name="P91">базових топологій шина і зірка.</text:p>
          <text:p text:style-name="P87">Шина — <text:span text:style-name="T19">К</text:span>омп'ютери підключені уздовж одного кабелю<text:span text:style-name="T34">(магістраль)</text:span>. <text:span text:style-name="T34">Пасивна топологія.</text:span></text:p>
          <text:p text:style-name="P88">Зірка — Комп'ютери підключені до сегментів кабелю, що виходять з однієї точки або концентратора.</text:p>
          <text:p text:style-name="P89">Кільце — Кабель, до якого підключені комп'ютери, замкнутий у кільце, кожен комп'ютер виступає в ролі репітера.</text:p>
          <text:p text:style-name="P90">Для створення мережі топології шина потрібні комп'ютери, магістральний кабель, термінаторі сигналу на кінцях магістралі.</text:p>
          <text:p text:style-name="P90">Для створення мережі топології зірка необхідні комп'ютери, концентратор, кабелі від концентратора до комп'ютерів.</text:p>
        </text:list-item>
      </text:list>
      <text:p text:style-name="P94"/>
      <text:list xml:id="list225809800523645" text:continue-numbering="true" text:style-name="L7">
        <text:list-item>
          <text:p text:style-name="P99"><text:span text:style-name="T18">Концентратори (hub): активні, пасивні, гібридні.</text:span></text:p>
          <text:p text:style-name="P98">Одним із стандартних компонентів мережі є концентратор. В мережах з топологією «зірка» він служить центральним вузлом.</text:p>
          <text:p text:style-name="P98">Використання концентраторів дає ряд переваг. Розрив кабелю в мережі із звичайною топологією «лінійна шина» приведе до «падіння» всієї мережі. А розрив кабелю, підключеного до концентратора, порушить роботу тільки даного сегменту. Решта сегментів залишиться працездатною.</text:p>
          <text:p text:style-name="P100">До інших переваг використання концентраторів належать:</text:p>
        </text:list-item>
      </text:list>
      <text:list xml:id="list1761257189" text:style-name="L17">
        <text:list-item>
          <text:list>
            <text:list-item>
              <text:p text:style-name="P107">простота зміни або розширення мережі: достатньо просто підключити ще один комп'ютер або концентратор;</text:p>
            </text:list-item>
            <text:list-item>
              <text:p text:style-name="P107">використання різних портів для підключення кабелів різних типів;</text:p>
            </text:list-item>
            <text:list-item>
              <text:p text:style-name="P107">централізований контроль за роботою мережі і мережевим трафіком.</text:p>
            </text:list-item>
          </text:list>
        </text:list-item>
      </text:list>
      <text:list xml:id="list1170394475" text:style-name="L16">
        <text:list-item>
          <text:list>
            <text:list-header>
              <text:p text:style-name="P105"><text:span text:style-name="T16"/></text:p>
            </text:list-header>
            <text:list-item>
              <text:p text:style-name="P105"><text:span text:style-name="T16">Активні концентратори — регенерують і передають сигнали так само, як це роблять репітери. Іноді їх називають багатопортовими репітерами — вони мають від 8 до 12 портів для підключення комп'ютерів.</text:span></text:p>
            </text:list-item>
            <text:list-item>
              <text:p text:style-name="P106"><text:span text:style-name="T16">Пасивні концентратори — просто пропускають через себе сигнал як вузли комутації, не підсилюючи і не відновлюючи його. Пасивні концентратори не треба підключати до джерела живлення.</text:span></text:p>
            </text:list-item>
            <text:list-item>
              <text:p text:style-name="P106"><text:span text:style-name="T16">Гібридні концентратори - до </text:span><text:span text:style-name="T17">н</text:span><text:span text:style-name="T16">их можна підключати кабелі різних типів. Мережі, побудовані на концентраторах, легко розширити, якщо підключити додаткові концентратори.</text:span></text:p>
            </text:list-item>
          </text:list>
        </text:list-item>
      </text:list>
      <text:list xml:id="list225810343386955" text:continue-list="list225809800523645" text:style-name="L7">
        <text:list-item>
          <text:p text:style-name="P91">Три основні групи кабелів.</text:p>
        </text:list-item>
        <text:list-item>
          <text:p text:style-name="P91">Що означають специфікації: 10BaseT, 10Base2, 10Base5.</text:p>
        </text:list-item>
        <text:list-item>
          <text:p text:style-name="P91">Топологія мережі і її компоненти (ауд. 4208а).</text:p>
        </text:list-item>
      </text:list>
      <text:p text:style-name="P6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family-generic="system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2" style:font-family-asian="'Times New Roman'" style:font-family-generic-asian="system" style:font-pitch-asian="variable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Times New Roman" fo:font-family="'Times New Roman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6:23:01.524017872</meta:creation-date>
    <dc:date>2022-04-27T22:58:09.431328905</dc:date>
    <meta:editing-duration>PT12H41M32S</meta:editing-duration>
    <meta:editing-cycles>1032</meta:editing-cycles>
    <meta:generator>LibreOffice/7.2.6.2$Linux_X86_64 LibreOffice_project/20$Build-2</meta:generator>
    <meta:document-statistic meta:table-count="3" meta:image-count="0" meta:object-count="1" meta:page-count="7" meta:paragraph-count="185" meta:word-count="1341" meta:character-count="10117" meta:non-whitespace-character-count="8999"/>
  </office:meta>
</office:document-meta>
</file>